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13.4cm" fo:margin-right="0cm" fo:text-align="start" style:justify-single-word="false" fo:text-indent="0.199cm" style:auto-text-indent="false" fo:background-color="transparent"/>
      <style:text-properties officeooo:paragraph-rsid="00066359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fo:text-align="justify" style:justify-single-word="false"/>
      <style:text-properties style:font-name="Arial"/>
    </style:style>
    <style:style style:name="P4" style:family="paragraph" style:parent-style-name="Standard" style:list-style-name="rzymskie1">
      <style:paragraph-properties fo:margin-top="0.199cm" fo:margin-bottom="0cm" loext:contextual-spacing="false"/>
      <style:text-properties fo:font-weight="bold" style:font-weight-asian="bold" style:font-weight-complex="bold"/>
    </style:style>
    <style:style style:name="P5" style:family="paragraph" style:parent-style-name="rzymskie1" style:list-style-name="rzymskie1"/>
    <style:style style:name="P6" style:family="paragraph" style:parent-style-name="rzymskie1" style:list-style-name="rzymskie1">
      <style:text-properties officeooo:paragraph-rsid="00066359"/>
    </style:style>
    <style:style style:name="P7" style:family="paragraph" style:parent-style-name="arabskie2" style:list-style-name="arabskie2"/>
    <style:style style:name="P8" style:family="paragraph" style:parent-style-name="arabskie2" style:list-style-name="arabskie2">
      <style:paragraph-properties fo:text-align="start" style:justify-single-word="false"/>
    </style:style>
    <style:style style:name="P9" style:family="paragraph" style:parent-style-name="arabskie1" style:list-style-name="arabskie1"/>
    <style:style style:name="P10" style:family="paragraph" style:parent-style-name="arabskie3" style:list-style-name="arabskie3"/>
    <style:style style:name="P11" style:family="paragraph" style:parent-style-name="arabskie3" style:list-style-name="L1"/>
    <style:style style:name="P12" style:family="paragraph" style:parent-style-name="arabskie4" style:list-style-name="arabskie4"/>
    <style:style style:name="P13" style:family="paragraph" style:parent-style-name="arabskie4" style:list-style-name="arabskie4">
      <style:paragraph-properties fo:text-align="start" style:justify-single-word="fals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LAN PREZENTACJI NA WEWNĘTRZNY USTNY EGZAMIN MATURALNY</text:p>
      <text:p text:style-name="P2">Z JĘZYKA POLSKIEGO W ROKU SZKOLNYM 2006/2007 </text:p>
      <text:p text:style-name="Standard"/>
      <text:p text:style-name="Standard">Magdalena Barańska, klasa 3d</text:p>
      <text:p text:style-name="Standard"><text:span text:style-name="T1">Temat</text:span>: Różne oblicza władców. Porównaj wybrane portrety w oparciu o teksty dramatyczne.</text:p>
      <text:list xml:id="list4086727715" text:style-name="rzymskie1">
        <text:list-item>
          <text:p text:style-name="P4">Literatura podmiotu:</text:p>
        </text:list-item>
      </text:list>
      <text:list xml:id="list1297458051" text:style-name="arabskie2">
        <text:list-item>
          <text:p text:style-name="P8">Kochanowski Jan, Odprawa posłów greckich, Zakład Narodowy im. Ossolińskich, Wrocław 1985.</text:p>
        </text:list-item>
        <text:list-item>
          <text:p text:style-name="P7">Machiavelli Niccolo, Książę (fragmenty), [w:] Mrowcewicz Krzysztof, Przeszłość to dziś, Wydawnictwo STENTOR, Warszawa 2004, s. 54-56.</text:p>
        </text:list-item>
        <text:list-item>
          <text:p text:style-name="P7">Shakespeare William, Makbet, Wydawnictwo Łódzkie, Biblioteka Lektur Szkolnych, Łódź 1976.</text:p>
        </text:list-item>
        <text:list-item>
          <text:p text:style-name="P7">Sofokles, Antygona, Krajowa Agencja Wydawnicza Rzeszów, Rzeszów 1990.</text:p>
        </text:list-item>
      </text:list>
      <text:list xml:id="list95332664955282" text:continue-list="list4086727715" text:style-name="rzymskie1">
        <text:list-item>
          <text:p text:style-name="P5"><text:span text:style-name="T1">Literatura przedmiotu</text:span>:</text:p>
        </text:list-item>
      </text:list>
      <text:list xml:id="list3577618140" text:style-name="arabskie2">
        <text:list-item>
          <text:p text:style-name="P7">Komorowski Jarosław, Makbet Williama Shakespeare'a, WSiP, Biblioteka Analiz Literackich, Warszawa 1989, s. 52-57.</text:p>
        </text:list-item>
        <text:list-item>
          <text:p text:style-name="P7">Kotarski Edward, Odprawa posłów greckich Jana Kochanowskiego, Państwowe Zakłady Wydawnictw Szkolnych, Biblioteka Analiz Literackich, Warszawa 1969, s.40-48.</text:p>
        </text:list-item>
        <text:list-item>
          <text:p text:style-name="P7">Ryś Anna, Antygona Sofoklesa, Wydawnictwo Marek Rożak, Gdańsk 1994, s. 29- 42.</text:p>
        </text:list-item>
      </text:list>
      <text:list xml:id="list95333703325915" text:continue-list="list95332664955282" text:style-name="rzymskie1">
        <text:list-item>
          <text:p text:style-name="P5"><text:span text:style-name="T1">Ramowy plan wypowiedzi</text:span>:</text:p>
        </text:list-item>
      </text:list>
      <text:list xml:id="list288367534" text:style-name="arabskie1">
        <text:list-item>
          <text:p text:style-name="P9">Wstęp</text:p>
        </text:list-item>
      </text:list>
      <text:list xml:id="list3593122087" text:style-name="arabskie3">
        <text:list-item>
          <text:p text:style-name="P10">Rozważania dotyczące* osób sprawujących władzę oraz* sposobów rządzenia.</text:p>
        </text:list-item>
        <text:list-item>
          <text:p text:style-name="P10">"Ksiażę" Niccolo Machiavellego jako punkt odniesienia do analizy postępowania przedstawionych bohaterów – władców.</text:p>
        </text:list-item>
      </text:list>
      <text:list xml:id="list95333936341061" text:continue-list="list288367534" text:style-name="arabskie1">
        <text:list-item>
          <text:p text:style-name="P9">Kolejność prezentowanych argumentów (treści)</text:p>
        </text:list-item>
      </text:list>
      <text:list xml:id="list1541596362" text:style-name="arabskie3">
        <text:list-item>
          <text:p text:style-name="P10">Krytyka władcy niesprawiedliwego, nieudolnego i ulegającego wpływom osób (król Priam) oraz krytyka egoistycznego, kierującego się prywatą, a nie troską o losy ojczyzny księcia (Aleksander) w "Odprawie posłów greckich".</text:p>
        </text:list-item>
        <text:list-item>
          <text:p text:style-name="P10">Ideał władcy przedstawiony w Pieśni "Wy, którzy pospolitą rzeczą władacie" (podkreślenie moralnego wymiaru sprawowanej władzy) a wzór władcy w "Księciu" N. Machiavellego (podkreślenie skuteczności sprawowanych rządów). Podobieństwo postaw władców wobec racji stanu (ojczyzna uznawana za wartość najwyższą).</text:p>
        </text:list-item>
        <text:list-item>
          <text:p text:style-name="P10">Zróżnicowanie* oceny postępowania Kreona jako:</text:p>
        </text:list-item>
      </text:list>
      <text:list xml:id="list3284185693" text:style-name="arabskie4">
        <text:list-item>
          <text:p text:style-name="P12">władcy – tyrana i despoty surowo egzekwującego wydane prawa i rozkazy,</text:p>
        </text:list-item>
        <text:list-item>
          <text:p text:style-name="P12">władcy konsekwentnego, bezkompromisowego, pozbawionego prywaty, <text:tab/>kierującego się interesami i obowiązkami państwa.</text:p>
        </text:list-item>
      </text:list>
      <text:list xml:id="list95334682894794" text:continue-list="list3593122087" text:style-name="arabskie3">
        <text:list-item>
          <text:p text:style-name="P10">Sylwetka bezwzględnego Makbeta – władcy zbrodniarza zaślepionego namiętnością władzy, ale bezustannego borykającego się z wyrzutami sumienia:</text:p>
        </text:list-item>
      </text:list>
      <text:list xml:id="list95332603764359" text:continue-list="list3284185693" text:style-name="arabskie4">
        <text:list-item text:start-value="1">
          <text:p text:style-name="P13">tragizm postaci Makbeta – władca ukazany jako marionetka ludzkich namiętności, <text:tab/>motyw życia – teatru.</text:p>
        </text:list-item>
      </text:list>
      <text:list xml:id="list95334666753221" text:continue-list="list95333936341061" text:style-name="arabskie1">
        <text:list-item>
          <text:p text:style-name="P9">Wnioski na temat podobieństw i różnic pomiędzy władcami (władca morderca, władca nieudolny, władca wynoszący dobro publiczne ponad dobro rodzinne) oraz wnioski dotyczące konsekwencji sprawowanych rządów przez przedstawionych władców.</text:p>
        </text:list-item>
      </text:list>
      <text:list xml:id="list95333622548785" text:continue-list="list95333703325915" text:style-name="rzymskie1">
        <text:list-item>
          <text:p text:style-name="P6">Materiały pomocnicze</text:p>
        </text:list-item>
      </text:list>
      <text:list xml:id="list1147426213" text:style-name="L1">
        <text:list-item>
          <text:p text:style-name="P11">kartka z cytatami,</text:p>
        </text:list-item>
        <text:list-item>
          <text:p text:style-name="P11">prezentacja multimedialna</text:p>
        </text:list-item>
      </text:list>
      <text:p text:style-name="P1">Podpis zdającego</text:p>
      <text:p text:style-name="P1">........................…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rzymskie1" style:family="paragraph" style:parent-style-name="Standard" style:master-page-name="">
      <style:paragraph-properties style:page-number="auto" style:writing-mode="page"/>
      <style:text-properties fo:font-weight="bold" style:font-size-asian="10.5pt"/>
    </style:style>
    <style:style style:name="arabskie2" style:family="paragraph" style:parent-style-name="Standard">
      <style:paragraph-properties fo:margin-top="0cm" fo:margin-bottom="0.101cm" loext:contextual-spacing="false"/>
    </style:style>
    <style:style style:name="arabskie1" style:family="paragraph" style:parent-style-name="Standard" style:master-page-name="">
      <style:paragraph-properties fo:margin-left="0.7cm" fo:margin-right="0cm" fo:margin-top="0.101cm" fo:margin-bottom="0.101cm" loext:contextual-spacing="false" fo:text-indent="0.7cm" style:auto-text-indent="false" style:page-number="auto" style:shadow="none" style:writing-mode="page"/>
      <style:text-properties style:font-size-asian="10.5pt"/>
    </style:style>
    <style:style style:name="arabskie3" style:family="paragraph">
      <loext:graphic-properties draw:fill="none" draw:fill-color="#729fcf"/>
      <style:paragraph-properties fo:margin-left="1.9cm" fo:margin-right="0cm" fo:text-indent="-0.499cm" style:auto-text-indent="false" fo:background-color="transparent" style:writing-mode="page">
        <style:tab-stops/>
      </style:paragraph-properties>
    </style:style>
    <style:style style:name="arabskie4" style:family="paragraph" style:parent-style-name="Standard" style:list-style-name="arabskie4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rzymskie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rabskie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rabskie1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rabskie3" text:consecutive-numbering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cm" fo:text-indent="-0.499cm" fo:margin-left="1.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rabskie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42cm" fo:text-indent="0.439cm" fo:margin-left="1.461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0:29:51.402613629</meta:creation-date>
    <dc:date>2017-10-30T09:53:32.405474361</dc:date>
    <meta:editing-duration>PT10M45S</meta:editing-duration>
    <meta:editing-cycles>5</meta:editing-cycles>
    <meta:generator>LibreOffice/5.4.1.2.0$Linux_X86_64 LibreOffice_project/40m0$Build-2</meta:generator>
    <meta:document-statistic meta:table-count="0" meta:image-count="0" meta:object-count="0" meta:page-count="1" meta:paragraph-count="31" meta:word-count="330" meta:character-count="2628" meta:non-whitespace-character-count="2346"/>
  </office:meta>
</office:document-meta>
</file>